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NU3_DEVELOPER_LOG_DAY_419"/>SNU developer log day 419</text:h>
      <text:p text:style-name="P2">I started online school work today, and also woke up a little late, but I still had plenty of time for website development. Today, I worked on many different things again, which include a revival of work on the SNU CardStack platform (I modernized the homepage, and began to work on a new game) documentation, an update to the SNU web template, sourceBase (1.14 update, version 15 of HTML5) work on a software development kit for the CompuSmell project, and work on the SNU online school system.</text:p>
      <text:p text:style-name="P2">I made a lot of progress today. However, I did overwhelm myself with a lot of work. In the end, I managed to get it all done. I am making progress on the site again, but it hasn't been feeling like it lately. My schedule isn't fully balanced yet, and I need some time to settle in before I can become even more efficient again. Today was a good day for site development.</text:p>
      <text:p text:style-name="Text_20_body"><text:span text:style-name="T1">Sean Patrick Myrick on March 24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7:00:26.579000000</meta:creation-date>
    <dc:date>2020-03-25T17:00:43.010000000</dc:date>
    <meta:editing-duration>PT17S</meta:editing-duration>
    <meta:editing-cycles>1</meta:editing-cycles>
    <meta:document-statistic meta:table-count="0" meta:image-count="0" meta:object-count="0" meta:page-count="1" meta:paragraph-count="4" meta:word-count="172" meta:character-count="928" meta:non-whitespace-character-count="760"/>
    <meta:generator>LibreOffice/6.1.2.1$Windows_X86_64 LibreOffice_project/65905a128db06ba48db947242809d14d3f9a93fe</meta:generator>
  </office:meta>
</office:document-meta>
</file>